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ileController.endOfLoop( boolean loopE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hileController.While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hileController.setCondition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hileControlle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hileController.get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hileController.nextIs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